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windows 3D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0:28:00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7T10:31:21.079000000</dc:date>
    <meta:editing-duration>PT8H29M50S</meta:editing-duration>
    <meta:editing-cycles>44</meta:editing-cycles>
    <meta:generator>LibreOffice/7.3.2.2$Windows_X86_64 LibreOffice_project/49f2b1bff42cfccbd8f788c8dc32c1c309559be0</meta:generator>
    <meta:document-statistic meta:table-count="1" meta:cell-count="120" meta:object-count="0"/>
  </office:meta>
</office:document-meta>
</file>